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e3" style:family="table-cell" style:parent-style-name="Default" style:data-style-name="N3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5.26520833333333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number-columns-repeated="16366" table:default-cell-style-name="ce1"/>
        <table:table-row table:style-name="ro1">
          <table:table-cell office:value-type="string" table:style-name="ce1">
            <text:p>Tilt Angle</text:p>
          </table:table-cell>
          <table:table-cell office:value-type="string" table:style-name="ce1">
            <text:p>Tilt Angle Abs</text:p>
          </table:table-cell>
          <table:table-cell office:value-type="string" table:style-name="ce1">
            <text:p>Keyword</text:p>
          </table:table-cell>
          <table:table-cell office:value-type="string" table:style-name="ce1">
            <text:p>Keyword Length</text:p>
          </table:table-cell>
          <table:table-cell office:value-type="string" table:style-name="ce1">
            <text:p>Keyword Count</text:p>
          </table:table-cell>
          <table:table-cell office:value-type="string" table:style-name="ce1">
            <text:p>False Positives</text:p>
          </table:table-cell>
          <table:table-cell office:value-type="string" table:style-name="ce1">
            <text:p>False Negatives</text:p>
          </table:table-cell>
          <table:table-cell office:value-type="string" table:style-name="ce1">
            <text:p>Accuracy</text:p>
          </table:table-cell>
          <table:table-cell table:style-name="ce1"/>
          <table:table-cell office:value-type="string" table:style-name="ce1">
            <text:p>accuracy with green</text:p>
          </table:table-cell>
          <table:table-cell office:value-type="string" table:style-name="ce1">
            <text:p>weighted Accuracy with Green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weighted Acuracy</text:p>
          </table:table-cell>
          <table:table-cell table:number-columns-repeated="1637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2])" table:style-name="ce1">
            <text:p>0</text:p>
          </table:table-cell>
          <table:table-cell office:value-type="string" table:style-name="ce1">
            <text:p>option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2]-[.F2]-[.G2])/[.E2]" table:style-name="ce2">
            <text:p>100.00%</text:p>
          </table:table-cell>
          <table:table-cell table:style-name="ce1"/>
          <table:table-cell office:value-type="float" office:value="1" table:formula="of:=MIN(([.E2]-[.F2]-[.G2]+[.M2])/[.E2];1)" table:style-name="ce1">
            <text:p>1</text:p>
          </table:table-cell>
          <table:table-cell office:value-type="float" office:value="1" table:formula="of:=[.J2]*[.E2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2]*[.E2]" table:style-name="ce1">
            <text:p>1</text:p>
          </table:table-cell>
          <table:table-cell office:value-type="string" table:style-name="ce1">
            <text:p>Accuracy by Keyword Length</text:p>
          </table:table-cell>
          <table:table-cell table:style-name="ce1"/>
          <table:table-cell office:value-type="string" table:style-name="ce1">
            <text:p>sqr error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3])" table:style-name="ce1">
            <text:p>15</text:p>
          </table:table-cell>
          <table:table-cell office:value-type="string" table:style-name="ce1">
            <text:p>option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3]-[.F3]-[.G3])/[.E3]" table:style-name="ce2">
            <text:p>100.00%</text:p>
          </table:table-cell>
          <table:table-cell table:style-name="ce1"/>
          <table:table-cell office:value-type="float" office:value="1" table:formula="of:=MIN(([.E3]-[.F3]-[.G3]+[.M3])/[.E3];1)" table:style-name="ce1">
            <text:p>1</text:p>
          </table:table-cell>
          <table:table-cell office:value-type="float" office:value="1" table:formula="of:=[.J3]*[.E3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3]*[.E3]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percentage" office:value="1" table:formula="of:=SUMIF([.D$2:.D$94];[.O3];[.H$2:.H$94])/COUNTIF([.D$2:.D$94];[.O3])" table:style-name="ce2">
            <text:p>100.00%</text:p>
          </table:table-cell>
          <table:table-cell office:value-type="percentage" office:value="1" table:formula="of:=SUMIF([.D$2:.D$94];[.O3];[.H$2:.H$94])/COUNTIF([.D$2:.D$94];[.O3])" table:style-name="ce2">
            <text:p>100.00%</text:p>
          </table:table-cell>
          <table:table-cell table:style-name="ce1">
            <draw:frame draw:z-index="1" draw:id="id0" draw:style-name="a0" draw:name="Chart 1" svg:x="0.0469in" svg:y="0.0421in" svg:width="6.2972in" svg:height="3.5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4])" table:style-name="ce1">
            <text:p>30</text:p>
          </table:table-cell>
          <table:table-cell office:value-type="string" table:style-name="ce1">
            <text:p>option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" table:formula="of:=([.E4]-[.F4]-[.G4])/[.E4]" table:style-name="ce2">
            <text:p>0.00%</text:p>
          </table:table-cell>
          <table:table-cell table:style-name="ce1"/>
          <table:table-cell office:value-type="float" office:value="1" table:formula="of:=MIN(([.E4]-[.F4]-[.G4]+[.M4])/[.E4];1)" table:style-name="ce1">
            <text:p>1</text:p>
          </table:table-cell>
          <table:table-cell office:value-type="float" office:value="1" table:formula="of:=[.J4]*[.E4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H4]*[.E4]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percentage" office:value="0.75529100529100524" table:formula="of:=SUMIF([.D$2:.D$94];[.O4];[.H$2:.H$94])/COUNTIF([.D$2:.D$94];[.O4])" table:style-name="ce2">
            <text:p>75.53%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5])" table:style-name="ce1">
            <text:p>0</text:p>
          </table:table-cell>
          <table:table-cell office:value-type="string" table:style-name="ce1">
            <text:p>that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5]-[.F5]-[.G5])/[.E5]" table:style-name="ce2">
            <text:p>100.00%</text:p>
          </table:table-cell>
          <table:table-cell table:style-name="ce1"/>
          <table:table-cell office:value-type="float" office:value="1" table:formula="of:=MIN(([.E5]-[.F5]-[.G5]+[.M5])/[.E5];1)" table:style-name="ce1">
            <text:p>1</text:p>
          </table:table-cell>
          <table:table-cell office:value-type="float" office:value="4" table:formula="of:=[.J5]*[.E5]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H5]*[.E5]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percentage" office:value="0.97222222222222221" table:formula="of:=SUMIF([.D$2:.D$94];[.O5];[.H$2:.H$94])/COUNTIF([.D$2:.D$94];[.O5])" table:style-name="ce2">
            <text:p>97.22%</text:p>
          </table:table-cell>
          <table:table-cell table:number-columns-repeated="16368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6])" table:style-name="ce1">
            <text:p>15</text:p>
          </table:table-cell>
          <table:table-cell office:value-type="string" table:style-name="ce1">
            <text:p>that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6]-[.F6]-[.G6])/[.E6]" table:style-name="ce2">
            <text:p>100.00%</text:p>
          </table:table-cell>
          <table:table-cell table:style-name="ce1"/>
          <table:table-cell office:value-type="float" office:value="1" table:formula="of:=MIN(([.E6]-[.F6]-[.G6]+[.M6])/[.E6];1)" table:style-name="ce1">
            <text:p>1</text:p>
          </table:table-cell>
          <table:table-cell office:value-type="float" office:value="4" table:formula="of:=[.J6]*[.E6]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H6]*[.E6]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percentage" office:value="0.84166666666666667" table:formula="of:=SUMIF([.D$2:.D$94];[.O6];[.H$2:.H$94])/COUNTIF([.D$2:.D$94];[.O6])" table:style-name="ce2">
            <text:p>84.17%</text:p>
          </table:table-cell>
          <table:table-cell table:number-columns-repeated="16368" table:style-name="ce1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7])" table:style-name="ce1">
            <text:p>30</text:p>
          </table:table-cell>
          <table:table-cell office:value-type="string" table:style-name="ce1">
            <text:p>that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7]-[.F7]-[.G7])/[.E7]" table:style-name="ce2">
            <text:p>100.00%</text:p>
          </table:table-cell>
          <table:table-cell table:style-name="ce1"/>
          <table:table-cell office:value-type="float" office:value="1" table:formula="of:=MIN(([.E7]-[.F7]-[.G7]+[.M7])/[.E7];1)" table:style-name="ce1">
            <text:p>1</text:p>
          </table:table-cell>
          <table:table-cell office:value-type="float" office:value="4" table:formula="of:=[.J7]*[.E7]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H7]*[.E7]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percentage" office:value="0.89583333333333337" table:formula="of:=SUMIF([.D$2:.D$94];[.O7];[.H$2:.H$94])/COUNTIF([.D$2:.D$94];[.O7])" table:style-name="ce2">
            <text:p>89.58%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8])" table:style-name="ce1">
            <text:p>0</text:p>
          </table:table-cell>
          <table:table-cell office:value-type="string" table:style-name="ce1">
            <text:p>configuration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8]-[.F8]-[.G8])/[.E8]" table:style-name="ce2">
            <text:p>100.00%</text:p>
          </table:table-cell>
          <table:table-cell table:style-name="ce1"/>
          <table:table-cell office:value-type="float" office:value="1" table:formula="of:=MIN(([.E8]-[.F8]-[.G8]+[.M8])/[.E8];1)" table:style-name="ce1">
            <text:p>1</text:p>
          </table:table-cell>
          <table:table-cell office:value-type="float" office:value="11" table:formula="of:=[.J8]*[.E8]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formula="of:=[.H8]*[.E8]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percentage" office:value="0.6518518518518519" table:formula="of:=SUMIF([.D$2:.D$94];[.O8];[.H$2:.H$94])/COUNTIF([.D$2:.D$94];[.O8])" table:style-name="ce2">
            <text:p>65.19%</text:p>
          </table:table-cell>
          <table:table-cell table:number-columns-repeated="1636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9])" table:style-name="ce1">
            <text:p>15</text:p>
          </table:table-cell>
          <table:table-cell office:value-type="string" table:style-name="ce1">
            <text:p>configuration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9]-[.F9]-[.G9])/[.E9]" table:style-name="ce2">
            <text:p>100.00%</text:p>
          </table:table-cell>
          <table:table-cell table:style-name="ce1"/>
          <table:table-cell office:value-type="float" office:value="1" table:formula="of:=MIN(([.E9]-[.F9]-[.G9]+[.M9])/[.E9];1)" table:style-name="ce1">
            <text:p>1</text:p>
          </table:table-cell>
          <table:table-cell office:value-type="float" office:value="9" table:formula="of:=[.J9]*[.E9]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[.H9]*[.E9]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percentage" office:value="1" table:formula="of:=SUMIF([.D$2:.D$94];[.O9];[.H$2:.H$94])/COUNTIF([.D$2:.D$94];[.O9])" table:style-name="ce2">
            <text:p>100.00%</text:p>
          </table:table-cell>
          <table:table-cell table:number-columns-repeated="1636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10])" table:style-name="ce1">
            <text:p>30</text:p>
          </table:table-cell>
          <table:table-cell office:value-type="string" table:style-name="ce1">
            <text:p>configuration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875" table:formula="of:=([.E10]-[.F10]-[.G10])/[.E10]" table:style-name="ce2">
            <text:p>87.50%</text:p>
          </table:table-cell>
          <table:table-cell table:style-name="ce1"/>
          <table:table-cell office:value-type="float" office:value="0.875" table:formula="of:=MIN(([.E10]-[.F10]-[.G10]+[.M10])/[.E10];1)" table:style-name="ce1">
            <text:p>0.875</text:p>
          </table:table-cell>
          <table:table-cell office:value-type="float" office:value="7" table:formula="of:=[.J10]*[.E10]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[.H10]*[.E10]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percentage" office:value="0.54285714285714282" table:formula="of:=SUMIF([.D$2:.D$94];[.O10];[.H$2:.H$94])/COUNTIF([.D$2:.D$94];[.O10])" table:style-name="ce2">
            <text:p>54.29%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11])" table:style-name="ce1">
            <text:p>0</text:p>
          </table:table-cell>
          <table:table-cell office:value-type="string" table:style-name="ce1">
            <text:p>o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11]-[.F11]-[.G11])/[.E11]" table:style-name="ce2">
            <text:p>100.00%</text:p>
          </table:table-cell>
          <table:table-cell office:value-type="string" table:style-name="ce1">
            <text:p>test237</text:p>
          </table:table-cell>
          <table:table-cell office:value-type="float" office:value="1" table:formula="of:=MIN(([.E11]-[.F11]-[.G11]+[.M11])/[.E11];1)" table:style-name="ce1">
            <text:p>1</text:p>
          </table:table-cell>
          <table:table-cell office:value-type="float" office:value="2" table:formula="of:=[.J11]*[.E11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11]*[.E11]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percentage" office:value="0.41666666666666669" table:formula="of:=SUMIF([.D$2:.D$94];[.O11];[.H$2:.H$94])/COUNTIF([.D$2:.D$94];[.O11])" table:style-name="ce2">
            <text:p>41.67%</text:p>
          </table:table-cell>
          <table:table-cell table:number-columns-repeated="16368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12])" table:style-name="ce1">
            <text:p>15</text:p>
          </table:table-cell>
          <table:table-cell office:value-type="string" table:style-name="ce1">
            <text:p>o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12]-[.F12]-[.G12])/[.E12]" table:style-name="ce2">
            <text:p>100.00%</text:p>
          </table:table-cell>
          <table:table-cell office:value-type="string" table:style-name="ce1">
            <text:p>test556</text:p>
          </table:table-cell>
          <table:table-cell office:value-type="float" office:value="1" table:formula="of:=MIN(([.E12]-[.F12]-[.G12]+[.M12])/[.E12];1)" table:style-name="ce1">
            <text:p>1</text:p>
          </table:table-cell>
          <table:table-cell office:value-type="float" office:value="2" table:formula="of:=[.J12]*[.E12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12]*[.E12]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percentage" office:value="0.63888888888888884" table:formula="of:=SUMIF([.D$2:.D$94];[.O12];[.H$2:.H$94])/COUNTIF([.D$2:.D$94];[.O12])" table:style-name="ce2">
            <text:p>63.89%</text:p>
          </table:table-cell>
          <table:table-cell table:number-columns-repeated="16368" table:style-name="ce1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13])" table:style-name="ce1">
            <text:p>30</text:p>
          </table:table-cell>
          <table:table-cell office:value-type="string" table:style-name="ce1">
            <text:p>t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13]-[.F13]-[.G13])/[.E13]" table:style-name="ce2">
            <text:p>100.00%</text:p>
          </table:table-cell>
          <table:table-cell office:value-type="string" table:style-name="ce1">
            <text:p>test556</text:p>
          </table:table-cell>
          <table:table-cell office:value-type="float" office:value="1" table:formula="of:=MIN(([.E13]-[.F13]-[.G13]+[.M13])/[.E13];1)" table:style-name="ce1">
            <text:p>1</text:p>
          </table:table-cell>
          <table:table-cell office:value-type="float" office:value="2" table:formula="of:=[.J13]*[.E13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13]*[.E13]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percentage" office:value="0.77777777777777768" table:formula="of:=SUMIF([.D$2:.D$94];[.O13];[.H$2:.H$94])/COUNTIF([.D$2:.D$94];[.O13])" table:style-name="ce2">
            <text:p>77.78%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14])" table:style-name="ce1">
            <text:p>0</text:p>
          </table:table-cell>
          <table:table-cell office:value-type="string" table:style-name="ce1">
            <text:p>flux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14]-[.F14]-[.G14])/[.E14]" table:style-name="ce2">
            <text:p>100.00%</text:p>
          </table:table-cell>
          <table:table-cell table:style-name="ce1"/>
          <table:table-cell office:value-type="float" office:value="1" table:formula="of:=MIN(([.E14]-[.F14]-[.G14]+[.M14])/[.E14];1)" table:style-name="ce1">
            <text:p>1</text:p>
          </table:table-cell>
          <table:table-cell office:value-type="float" office:value="1" table:formula="of:=[.J14]*[.E14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14]*[.E14]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percentage" office:value="0.95833333333333337" table:formula="of:=SUMIF([.D$2:.D$94];[.O14];[.H$2:.H$94])/COUNTIF([.D$2:.D$94];[.O14])" table:style-name="ce2">
            <text:p>95.83%</text:p>
          </table:table-cell>
          <table:table-cell table:number-columns-repeated="1636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15])" table:style-name="ce1">
            <text:p>15</text:p>
          </table:table-cell>
          <table:table-cell office:value-type="string" table:style-name="ce1">
            <text:p>flux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15]-[.F15]-[.G15])/[.E15]" table:style-name="ce2">
            <text:p>100.00%</text:p>
          </table:table-cell>
          <table:table-cell table:style-name="ce1"/>
          <table:table-cell office:value-type="float" office:value="1" table:formula="of:=MIN(([.E15]-[.F15]-[.G15]+[.M15])/[.E15];1)" table:style-name="ce1">
            <text:p>1</text:p>
          </table:table-cell>
          <table:table-cell office:value-type="float" office:value="1" table:formula="of:=[.J15]*[.E15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15]*[.E15]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16])" table:style-name="ce1">
            <text:p>30</text:p>
          </table:table-cell>
          <table:table-cell office:value-type="string" table:style-name="ce1">
            <text:p>flux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16]-[.F16]-[.G16])/[.E16]" table:style-name="ce2">
            <text:p>100.00%</text:p>
          </table:table-cell>
          <table:table-cell table:style-name="ce1"/>
          <table:table-cell office:value-type="float" office:value="1" table:formula="of:=MIN(([.E16]-[.F16]-[.G16]+[.M16])/[.E16];1)" table:style-name="ce1">
            <text:p>1</text:p>
          </table:table-cell>
          <table:table-cell office:value-type="float" office:value="1" table:formula="of:=[.J16]*[.E16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16]*[.E16]" table:style-name="ce1">
            <text:p>1</text:p>
          </table:table-cell>
          <table:table-cell office:value-type="string" table:style-name="ce1">
            <text:p>Accuracy by Tilt Angle</text:p>
          </table:table-cell>
          <table:table-cell table:number-columns-repeated="16369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17])" table:style-name="ce1">
            <text:p>15</text:p>
          </table:table-cell>
          <table:table-cell office:value-type="string" table:style-name="ce1">
            <text:p>hav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17]-[.F17]-[.G17])/[.E17]" table:style-name="ce2">
            <text:p>100.00%</text:p>
          </table:table-cell>
          <table:table-cell office:value-type="string" table:style-name="ce1">
            <text:p>test918</text:p>
          </table:table-cell>
          <table:table-cell office:value-type="float" office:value="1" table:formula="of:=MIN(([.E17]-[.F17]-[.G17]+[.M17])/[.E17];1)" table:style-name="ce1">
            <text:p>1</text:p>
          </table:table-cell>
          <table:table-cell office:value-type="float" office:value="5" table:formula="of:=[.J17]*[.E17]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formula="of:=[.H17]*[.E17]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percentage" office:value="0.85579365079365077" table:formula="of:=SUMIF([.B$2:.B$94];[.O17];[.H$2:.H$94])/COUNTIF([.B$2:.B$94];[.O17])" table:style-name="ce2">
            <text:p>85.58%</text:p>
          </table:table-cell>
          <table:table-cell table:number-columns-repeated="16368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18])" table:style-name="ce1">
            <text:p>15</text:p>
          </table:table-cell>
          <table:table-cell office:value-type="string" table:style-name="ce1">
            <text:p>hav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18]-[.F18]-[.G18])/[.E18]" table:style-name="ce2">
            <text:p>100.00%</text:p>
          </table:table-cell>
          <table:table-cell table:style-name="ce1"/>
          <table:table-cell office:value-type="float" office:value="1" table:formula="of:=MIN(([.E18]-[.F18]-[.G18]+[.M18])/[.E18];1)" table:style-name="ce1">
            <text:p>1</text:p>
          </table:table-cell>
          <table:table-cell office:value-type="float" office:value="5" table:formula="of:=[.J18]*[.E18]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formula="of:=[.H18]*[.E18]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percentage" office:value="0.76168154761904761" table:formula="of:=SUMIF([.B$2:.B$94];[.O18];[.H$2:.H$94])/COUNTIF([.B$2:.B$94];[.O18])" table:style-name="ce2">
            <text:p>76.17%</text:p>
          </table:table-cell>
          <table:table-cell table:number-columns-repeated="16368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19])" table:style-name="ce1">
            <text:p>30</text:p>
          </table:table-cell>
          <table:table-cell office:value-type="string" table:style-name="ce1">
            <text:p>hav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19]-[.F19]-[.G19])/[.E19]" table:style-name="ce2">
            <text:p>100.00%</text:p>
          </table:table-cell>
          <table:table-cell table:style-name="ce1"/>
          <table:table-cell office:value-type="float" office:value="1" table:formula="of:=MIN(([.E19]-[.F19]-[.G19]+[.M19])/[.E19];1)" table:style-name="ce1">
            <text:p>1</text:p>
          </table:table-cell>
          <table:table-cell office:value-type="float" office:value="5" table:formula="of:=[.J19]*[.E19]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[.H19]*[.E19]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percentage" office:value="0.69304915514592946" table:formula="of:=SUMIF([.B$2:.B$94];[.O19];[.H$2:.H$94])/COUNTIF([.B$2:.B$94];[.O19])" table:style-name="ce2">
            <text:p>69.30%</text:p>
          </table:table-cell>
          <table:table-cell table:number-columns-repeated="1636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20])" table:style-name="ce1">
            <text:p>0</text:p>
          </table:table-cell>
          <table:table-cell office:value-type="string" table:style-name="ce1">
            <text:p>the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8571428571428571" table:formula="of:=([.E20]-[.F20]-[.G20])/[.E20]" table:style-name="ce2">
            <text:p>85.71%</text:p>
          </table:table-cell>
          <table:table-cell table:style-name="ce1"/>
          <table:table-cell office:value-type="float" office:value="0.8571428571428571" table:formula="of:=MIN(([.E20]-[.F20]-[.G20]+[.M20])/[.E20];1)" table:style-name="ce1">
            <text:p>0.857142857</text:p>
          </table:table-cell>
          <table:table-cell office:value-type="float" office:value="6" table:formula="of:=[.J20]*[.E20]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[.H20]*[.E20]" table:style-name="ce1">
            <text:p>6</text:p>
          </table:table-cell>
          <table:table-cell table:number-columns-repeated="16370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21])" table:style-name="ce1">
            <text:p>15</text:p>
          </table:table-cell>
          <table:table-cell office:value-type="string" table:style-name="ce1">
            <text:p>the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8571428571428571" table:formula="of:=([.E21]-[.F21]-[.G21])/[.E21]" table:style-name="ce2">
            <text:p>85.71%</text:p>
          </table:table-cell>
          <table:table-cell table:style-name="ce1"/>
          <table:table-cell office:value-type="float" office:value="0.8571428571428571" table:formula="of:=MIN(([.E21]-[.F21]-[.G21]+[.M21])/[.E21];1)" table:style-name="ce1">
            <text:p>0.857142857</text:p>
          </table:table-cell>
          <table:table-cell office:value-type="float" office:value="6" table:formula="of:=[.J21]*[.E21]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[.H21]*[.E21]" table:style-name="ce1">
            <text:p>6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22])" table:style-name="ce1">
            <text:p>30</text:p>
          </table:table-cell>
          <table:table-cell office:value-type="string" table:style-name="ce1">
            <text:p>the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22]-[.F22]-[.G22])/[.E22]" table:style-name="ce2">
            <text:p>100.00%</text:p>
          </table:table-cell>
          <table:table-cell table:style-name="ce1"/>
          <table:table-cell office:value-type="float" office:value="1" table:formula="of:=MIN(([.E22]-[.F22]-[.G22]+[.M22])/[.E22];1)" table:style-name="ce1">
            <text:p>1</text:p>
          </table:table-cell>
          <table:table-cell office:value-type="float" office:value="7" table:formula="of:=[.J22]*[.E22]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[.H22]*[.E22]" table:style-name="ce1">
            <text:p>7</text:p>
          </table:table-cell>
          <table:table-cell table:number-columns-repeated="1637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23])" table:style-name="ce1">
            <text:p>0</text:p>
          </table:table-cell>
          <table:table-cell office:value-type="string" table:style-name="ce1">
            <text:p>different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23]-[.F23]-[.G23])/[.E23]" table:style-name="ce2">
            <text:p>100.00%</text:p>
          </table:table-cell>
          <table:table-cell table:style-name="ce1"/>
          <table:table-cell office:value-type="float" office:value="1" table:formula="of:=MIN(([.E23]-[.F23]-[.G23]+[.M23])/[.E23];1)" table:style-name="ce1">
            <text:p>1</text:p>
          </table:table-cell>
          <table:table-cell office:value-type="float" office:value="2" table:formula="of:=[.J23]*[.E23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23]*[.E23]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24])" table:style-name="ce1">
            <text:p>15</text:p>
          </table:table-cell>
          <table:table-cell office:value-type="string" table:style-name="ce1">
            <text:p>different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" table:formula="of:=([.E24]-[.F24]-[.G24])/[.E24]" table:style-name="ce2">
            <text:p>0.00%</text:p>
          </table:table-cell>
          <table:table-cell table:style-name="ce1"/>
          <table:table-cell office:value-type="float" office:value="0" table:formula="of:=MIN(([.E24]-[.F24]-[.G24]+[.M24])/[.E24];1)" table:style-name="ce1">
            <text:p>0</text:p>
          </table:table-cell>
          <table:table-cell office:value-type="float" office:value="0" table:formula="of:=[.J24]*[.E24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H24]*[.E24]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25])" table:style-name="ce1">
            <text:p>30</text:p>
          </table:table-cell>
          <table:table-cell office:value-type="string" table:style-name="ce1">
            <text:p>different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25]-[.F25]-[.G25])/[.E25]" table:style-name="ce2">
            <text:p>100.00%</text:p>
          </table:table-cell>
          <table:table-cell table:style-name="ce1"/>
          <table:table-cell office:value-type="float" office:value="1" table:formula="of:=MIN(([.E25]-[.F25]-[.G25]+[.M25])/[.E25];1)" table:style-name="ce1">
            <text:p>1</text:p>
          </table:table-cell>
          <table:table-cell office:value-type="float" office:value="2" table:formula="of:=[.J25]*[.E25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25]*[.E25]" table:style-name="ce1">
            <text:p>2</text:p>
          </table:table-cell>
          <table:table-cell table:number-columns-repeated="3" table:style-name="ce1"/>
          <table:table-cell table:style-name="ce1">
            <draw:frame draw:z-index="2" draw:id="id1" draw:style-name="a1" draw:name="Chart 2" svg:x="0.0795in" svg:y="0.1047in" svg:width="6.2972in" svg:height="3.545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26])" table:style-name="ce1">
            <text:p>0</text:p>
          </table:table-cell>
          <table:table-cell office:value-type="string" table:style-name="ce1">
            <text:p>machin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26]-[.F26]-[.G26])/[.E26]" table:style-name="ce2">
            <text:p>100.00%</text:p>
          </table:table-cell>
          <table:table-cell table:style-name="ce1"/>
          <table:table-cell office:value-type="float" office:value="1" table:formula="of:=MIN(([.E26]-[.F26]-[.G26]+[.M26])/[.E26];1)" table:style-name="ce1">
            <text:p>1</text:p>
          </table:table-cell>
          <table:table-cell office:value-type="float" office:value="2" table:formula="of:=[.J26]*[.E26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26]*[.E26]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27])" table:style-name="ce1">
            <text:p>15</text:p>
          </table:table-cell>
          <table:table-cell office:value-type="string" table:style-name="ce1">
            <text:p>machin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27]-[.F27]-[.G27])/[.E27]" table:style-name="ce2">
            <text:p>100.00%</text:p>
          </table:table-cell>
          <table:table-cell table:style-name="ce1"/>
          <table:table-cell office:value-type="float" office:value="1" table:formula="of:=MIN(([.E27]-[.F27]-[.G27]+[.M27])/[.E27];1)" table:style-name="ce1">
            <text:p>1</text:p>
          </table:table-cell>
          <table:table-cell office:value-type="float" office:value="2" table:formula="of:=[.J27]*[.E27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formula="of:=[.H27]*[.E27]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28])" table:style-name="ce1">
            <text:p>30</text:p>
          </table:table-cell>
          <table:table-cell office:value-type="string" table:style-name="ce1">
            <text:p>machin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28]-[.F28]-[.G28])/[.E28]" table:style-name="ce2">
            <text:p>100.00%</text:p>
          </table:table-cell>
          <table:table-cell table:style-name="ce1"/>
          <table:table-cell office:value-type="float" office:value="1" table:formula="of:=MIN(([.E28]-[.F28]-[.G28]+[.M28])/[.E28];1)" table:style-name="ce1">
            <text:p>1</text:p>
          </table:table-cell>
          <table:table-cell office:value-type="float" office:value="2" table:formula="of:=[.J28]*[.E28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H28]*[.E28]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29])" table:style-name="ce1">
            <text:p>0</text:p>
          </table:table-cell>
          <table:table-cell office:value-type="string" table:style-name="ce1">
            <text:p>matrix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75" table:formula="of:=([.E29]-[.F29]-[.G29])/[.E29]" table:style-name="ce2">
            <text:p>75.00%</text:p>
          </table:table-cell>
          <table:table-cell table:style-name="ce1"/>
          <table:table-cell office:value-type="float" office:value="0.75" table:formula="of:=MIN(([.E29]-[.F29]-[.G29]+[.M29])/[.E29];1)" table:style-name="ce1">
            <text:p>0.75</text:p>
          </table:table-cell>
          <table:table-cell office:value-type="float" office:value="3" table:formula="of:=[.J29]*[.E29]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H29]*[.E29]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30])" table:style-name="ce1">
            <text:p>15</text:p>
          </table:table-cell>
          <table:table-cell office:value-type="string" table:style-name="ce1">
            <text:p>matrix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30]-[.F30]-[.G30])/[.E30]" table:style-name="ce2">
            <text:p>100.00%</text:p>
          </table:table-cell>
          <table:table-cell table:style-name="ce1"/>
          <table:table-cell office:value-type="float" office:value="1" table:formula="of:=MIN(([.E30]-[.F30]-[.G30]+[.M30])/[.E30];1)" table:style-name="ce1">
            <text:p>1</text:p>
          </table:table-cell>
          <table:table-cell office:value-type="float" office:value="4" table:formula="of:=[.J30]*[.E30]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H30]*[.E30]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31])" table:style-name="ce1">
            <text:p>30</text:p>
          </table:table-cell>
          <table:table-cell office:value-type="string" table:style-name="ce1">
            <text:p>matrix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31]-[.F31]-[.G31])/[.E31]" table:style-name="ce2">
            <text:p>100.00%</text:p>
          </table:table-cell>
          <table:table-cell table:style-name="ce1"/>
          <table:table-cell office:value-type="float" office:value="1" table:formula="of:=MIN(([.E31]-[.F31]-[.G31]+[.M31])/[.E31];1)" table:style-name="ce1">
            <text:p>1</text:p>
          </table:table-cell>
          <table:table-cell office:value-type="float" office:value="4" table:formula="of:=[.J31]*[.E31]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H31]*[.E31]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32])" table:style-name="ce1">
            <text:p>0</text:p>
          </table:table-cell>
          <table:table-cell office:value-type="string" table:style-name="ce1">
            <text:p>performance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75" table:formula="of:=([.E32]-[.F32]-[.G32])/[.E32]" table:style-name="ce2">
            <text:p>75.00%</text:p>
          </table:table-cell>
          <table:table-cell table:style-name="ce1"/>
          <table:table-cell office:value-type="float" office:value="0.75" table:formula="of:=MIN(([.E32]-[.F32]-[.G32]+[.M32])/[.E32];1)" table:style-name="ce1">
            <text:p>0.75</text:p>
          </table:table-cell>
          <table:table-cell office:value-type="float" office:value="3" table:formula="of:=[.J32]*[.E32]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H32]*[.E32]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33])" table:style-name="ce1">
            <text:p>15</text:p>
          </table:table-cell>
          <table:table-cell office:value-type="string" table:style-name="ce1">
            <text:p>performance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.5" table:formula="of:=([.E33]-[.F33]-[.G33])/[.E33]" table:style-name="ce2">
            <text:p>50.00%</text:p>
          </table:table-cell>
          <table:table-cell table:style-name="ce1"/>
          <table:table-cell office:value-type="float" office:value="1" table:formula="of:=MIN(([.E33]-[.F33]-[.G33]+[.M33])/[.E33];1)" table:style-name="ce1">
            <text:p>1</text:p>
          </table:table-cell>
          <table:table-cell office:value-type="float" office:value="4" table:formula="of:=[.J33]*[.E33]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H33]*[.E33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34])" table:style-name="ce1">
            <text:p>30</text:p>
          </table:table-cell>
          <table:table-cell office:value-type="string" table:style-name="ce1">
            <text:p>performance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.5" table:formula="of:=([.E34]-[.F34]-[.G34])/[.E34]" table:style-name="ce2">
            <text:p>50.00%</text:p>
          </table:table-cell>
          <table:table-cell table:style-name="ce1"/>
          <table:table-cell office:value-type="float" office:value="1" table:formula="of:=MIN(([.E34]-[.F34]-[.G34]+[.M34])/[.E34];1)" table:style-name="ce1">
            <text:p>1</text:p>
          </table:table-cell>
          <table:table-cell office:value-type="float" office:value="4" table:formula="of:=[.J34]*[.E34]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H34]*[.E34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35])" table:style-name="ce1">
            <text:p>0</text:p>
          </table:table-cell>
          <table:table-cell office:value-type="string" table:style-name="ce1">
            <text:p>should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35]-[.F35]-[.G35])/[.E35]" table:style-name="ce2">
            <text:p>100.00%</text:p>
          </table:table-cell>
          <table:table-cell table:style-name="ce1"/>
          <table:table-cell office:value-type="float" office:value="1" table:formula="of:=MIN(([.E35]-[.F35]-[.G35]+[.M35])/[.E35];1)" table:style-name="ce1">
            <text:p>1</text:p>
          </table:table-cell>
          <table:table-cell office:value-type="float" office:value="1" table:formula="of:=[.J35]*[.E35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Sheet2.H1]*[Sheet2.E1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36])" table:style-name="ce1">
            <text:p>15</text:p>
          </table:table-cell>
          <table:table-cell office:value-type="string" table:style-name="ce1">
            <text:p>should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36]-[.F36]-[.G36])/[.E36]" table:style-name="ce2">
            <text:p>100.00%</text:p>
          </table:table-cell>
          <table:table-cell table:style-name="ce1"/>
          <table:table-cell office:value-type="float" office:value="1" table:formula="of:=MIN(([.E36]-[.F36]-[.G36]+[.M36])/[.E36];1)" table:style-name="ce1">
            <text:p>1</text:p>
          </table:table-cell>
          <table:table-cell office:value-type="float" office:value="1" table:formula="of:=[.J36]*[.E36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Sheet2.H2]*[Sheet2.E2]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37])" table:style-name="ce1">
            <text:p>30</text:p>
          </table:table-cell>
          <table:table-cell office:value-type="string" table:style-name="ce1">
            <text:p>should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37]-[.F37]-[.G37])/[.E37]" table:style-name="ce2">
            <text:p>100.00%</text:p>
          </table:table-cell>
          <table:table-cell table:style-name="ce1"/>
          <table:table-cell office:value-type="float" office:value="1" table:formula="of:=MIN(([.E37]-[.F37]-[.G37]+[.M37])/[.E37];1)" table:style-name="ce1">
            <text:p>1</text:p>
          </table:table-cell>
          <table:table-cell office:value-type="float" office:value="1" table:formula="of:=[.J37]*[.E37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Sheet2.H3]*[Sheet2.E3]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38])" table:style-name="ce1">
            <text:p>0</text:p>
          </table:table-cell>
          <table:table-cell office:value-type="string" table:style-name="ce1">
            <text:p>nod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38]-[.F38]-[.G38])/[.E38]" table:style-name="ce2">
            <text:p>100.00%</text:p>
          </table:table-cell>
          <table:table-cell table:style-name="ce1"/>
          <table:table-cell office:value-type="float" office:value="1" table:formula="of:=MIN(([.E38]-[.F38]-[.G38]+[.M38])/[.E38];1)" table:style-name="ce1">
            <text:p>1</text:p>
          </table:table-cell>
          <table:table-cell office:value-type="float" office:value="2" table:formula="of:=[.J38]*[.E38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35]*[.E35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39])" table:style-name="ce1">
            <text:p>15</text:p>
          </table:table-cell>
          <table:table-cell office:value-type="string" table:style-name="ce1">
            <text:p>nod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5" table:formula="of:=([.E39]-[.F39]-[.G39])/[.E39]" table:style-name="ce2">
            <text:p>50.00%</text:p>
          </table:table-cell>
          <table:table-cell table:style-name="ce1"/>
          <table:table-cell office:value-type="float" office:value="0.5" table:formula="of:=MIN(([.E39]-[.F39]-[.G39]+[.M39])/[.E39];1)" table:style-name="ce1">
            <text:p>0.5</text:p>
          </table:table-cell>
          <table:table-cell office:value-type="float" office:value="1" table:formula="of:=[.J39]*[.E39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36]*[.E36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40])" table:style-name="ce1">
            <text:p>30</text:p>
          </table:table-cell>
          <table:table-cell office:value-type="string" table:style-name="ce1">
            <text:p>nod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5" table:formula="of:=([.E40]-[.F40]-[.G40])/[.E40]" table:style-name="ce2">
            <text:p>50.00%</text:p>
          </table:table-cell>
          <table:table-cell table:style-name="ce1"/>
          <table:table-cell office:value-type="float" office:value="0.5" table:formula="of:=MIN(([.E40]-[.F40]-[.G40]+[.M40])/[.E40];1)" table:style-name="ce1">
            <text:p>0.5</text:p>
          </table:table-cell>
          <table:table-cell office:value-type="float" office:value="1" table:formula="of:=[.J40]*[.E40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37]*[.E37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41])" table:style-name="ce1">
            <text:p>0</text:p>
          </table:table-cell>
          <table:table-cell office:value-type="string" table:style-name="ce1">
            <text:p>measurements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41]-[.F41]-[.G41])/[.E41]" table:style-name="ce2">
            <text:p>100.00%</text:p>
          </table:table-cell>
          <table:table-cell table:style-name="ce1"/>
          <table:table-cell office:value-type="float" office:value="1" table:formula="of:=MIN(([.E41]-[.F41]-[.G41]+[.M41])/[.E41];1)" table:style-name="ce1">
            <text:p>1</text:p>
          </table:table-cell>
          <table:table-cell office:value-type="float" office:value="2" table:formula="of:=[.J41]*[.E41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38]*[.E38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42])" table:style-name="ce1">
            <text:p>15</text:p>
          </table:table-cell>
          <table:table-cell office:value-type="string" table:style-name="ce1">
            <text:p>measurements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66666666666666663" table:formula="of:=([.E42]-[.F42]-[.G42])/[.E42]" table:style-name="ce2">
            <text:p>66.67%</text:p>
          </table:table-cell>
          <table:table-cell table:style-name="ce1"/>
          <table:table-cell office:value-type="float" office:value="0.66666666666666663" table:formula="of:=MIN(([.E42]-[.F42]-[.G42]+[.M42])/[.E42];1)" table:style-name="ce1">
            <text:p>0.666666667</text:p>
          </table:table-cell>
          <table:table-cell office:value-type="float" office:value="2" table:formula="of:=[.J42]*[.E42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39]*[.E39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43])" table:style-name="ce1">
            <text:p>30</text:p>
          </table:table-cell>
          <table:table-cell office:value-type="string" table:style-name="ce1">
            <text:p>measurements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66666666666666663" table:formula="of:=([.E43]-[.F43]-[.G43])/[.E43]" table:style-name="ce2">
            <text:p>66.67%</text:p>
          </table:table-cell>
          <table:table-cell table:style-name="ce1"/>
          <table:table-cell office:value-type="float" office:value="0.66666666666666663" table:formula="of:=MIN(([.E43]-[.F43]-[.G43]+[.M43])/[.E43];1)" table:style-name="ce1">
            <text:p>0.666666667</text:p>
          </table:table-cell>
          <table:table-cell office:value-type="float" office:value="2" table:formula="of:=[.J43]*[.E43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40]*[.E40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44])" table:style-name="ce1">
            <text:p>0</text:p>
          </table:table-cell>
          <table:table-cell office:value-type="string" table:style-name="ce1">
            <text:p>not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75" table:formula="of:=([.E44]-[.F44]-[.G44])/[.E44]" table:style-name="ce2">
            <text:p>75.00%</text:p>
          </table:table-cell>
          <table:table-cell office:value-type="string" table:style-name="ce1">
            <text:p>test86</text:p>
          </table:table-cell>
          <table:table-cell office:value-type="float" office:value="1" table:formula="of:=MIN(([.E44]-[.F44]-[.G44]+[.M44])/[.E44];1)" table:style-name="ce1">
            <text:p>1</text:p>
          </table:table-cell>
          <table:table-cell office:value-type="float" office:value="4" table:formula="of:=[.J44]*[.E44]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41]*[.E41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45])" table:style-name="ce1">
            <text:p>15</text:p>
          </table:table-cell>
          <table:table-cell office:value-type="string" table:style-name="ce1">
            <text:p>ar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45]-[.F45]-[.G45])/[.E45]" table:style-name="ce2">
            <text:p>100.00%</text:p>
          </table:table-cell>
          <table:table-cell office:value-type="string" table:style-name="ce1">
            <text:p>test705</text:p>
          </table:table-cell>
          <table:table-cell office:value-type="float" office:value="1" table:formula="of:=MIN(([.E45]-[.F45]-[.G45]+[.M45])/[.E45];1)" table:style-name="ce1">
            <text:p>1</text:p>
          </table:table-cell>
          <table:table-cell office:value-type="float" office:value="2" table:formula="of:=[.J45]*[.E45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42]*[.E42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46])" table:style-name="ce1">
            <text:p>30</text:p>
          </table:table-cell>
          <table:table-cell office:value-type="string" table:style-name="ce1">
            <text:p>job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.33333333333333331" table:formula="of:=([.E46]-[.F46]-[.G46])/[.E46]" table:style-name="ce2">
            <text:p>33.33%</text:p>
          </table:table-cell>
          <table:table-cell table:style-name="ce1"/>
          <table:table-cell office:value-type="float" office:value="0.66666666666666663" table:formula="of:=MIN(([.E46]-[.F46]-[.G46]+[.M46])/[.E46];1)" table:style-name="ce1">
            <text:p>0.666666667</text:p>
          </table:table-cell>
          <table:table-cell office:value-type="float" office:value="2" table:formula="of:=[.J46]*[.E46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43]*[.E43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47])" table:style-name="ce1">
            <text:p>0</text:p>
          </table:table-cell>
          <table:table-cell office:value-type="string" table:style-name="ce1">
            <text:p>terminate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47]-[.F47]-[.G47])/[.E47]" table:style-name="ce2">
            <text:p>100.00%</text:p>
          </table:table-cell>
          <table:table-cell table:style-name="ce1"/>
          <table:table-cell office:value-type="float" office:value="1" table:formula="of:=MIN(([.E47]-[.F47]-[.G47]+[.M47])/[.E47];1)" table:style-name="ce1">
            <text:p>1</text:p>
          </table:table-cell>
          <table:table-cell office:value-type="float" office:value="1" table:formula="of:=[.J47]*[.E47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H44]*[.E44]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48])" table:style-name="ce1">
            <text:p>15</text:p>
          </table:table-cell>
          <table:table-cell office:value-type="string" table:style-name="ce1">
            <text:p>terminate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48]-[.F48]-[.G48])/[.E48]" table:style-name="ce2">
            <text:p>100.00%</text:p>
          </table:table-cell>
          <table:table-cell table:style-name="ce1"/>
          <table:table-cell office:value-type="float" office:value="1" table:formula="of:=MIN(([.E48]-[.F48]-[.G48]+[.M48])/[.E48];1)" table:style-name="ce1">
            <text:p>1</text:p>
          </table:table-cell>
          <table:table-cell office:value-type="float" office:value="1" table:formula="of:=[.J48]*[.E48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45]*[.E45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49])" table:style-name="ce1">
            <text:p>30</text:p>
          </table:table-cell>
          <table:table-cell office:value-type="string" table:style-name="ce1">
            <text:p>terminate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" table:formula="of:=([.E49]-[.F49]-[.G49])/[.E49]" table:style-name="ce2">
            <text:p>0.00%</text:p>
          </table:table-cell>
          <table:table-cell table:style-name="ce1"/>
          <table:table-cell office:value-type="float" office:value="0" table:formula="of:=MIN(([.E49]-[.F49]-[.G49]+[.M49])/[.E49];1)" table:style-name="ce1">
            <text:p>0</text:p>
          </table:table-cell>
          <table:table-cell office:value-type="float" office:value="0" table:formula="of:=[.J49]*[.E49]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46]*[.E46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50])" table:style-name="ce1">
            <text:p>0</text:p>
          </table:table-cell>
          <table:table-cell office:value-type="string" table:style-name="ce1">
            <text:p>Agree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50]-[.F50]-[.G50])/[.E50]" table:style-name="ce2">
            <text:p>100.00%</text:p>
          </table:table-cell>
          <table:table-cell table:style-name="ce1"/>
          <table:table-cell office:value-type="float" office:value="1" table:formula="of:=MIN(([.E50]-[.F50]-[.G50]+[.M50])/[.E50];1)" table:style-name="ce1">
            <text:p>1</text:p>
          </table:table-cell>
          <table:table-cell office:value-type="float" office:value="8" table:formula="of:=[.J50]*[.E50]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[.H47]*[.E47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51])" table:style-name="ce1">
            <text:p>15</text:p>
          </table:table-cell>
          <table:table-cell office:value-type="string" table:style-name="ce1">
            <text:p>Agree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51]-[.F51]-[.G51])/[.E51]" table:style-name="ce2">
            <text:p>100.00%</text:p>
          </table:table-cell>
          <table:table-cell table:style-name="ce1"/>
          <table:table-cell office:value-type="float" office:value="1" table:formula="of:=MIN(([.E51]-[.F51]-[.G51]+[.M51])/[.E51];1)" table:style-name="ce1">
            <text:p>1</text:p>
          </table:table-cell>
          <table:table-cell office:value-type="float" office:value="8" table:formula="of:=[.J51]*[.E51]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[.H48]*[.E48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52])" table:style-name="ce1">
            <text:p>30</text:p>
          </table:table-cell>
          <table:table-cell office:value-type="string" table:style-name="ce1">
            <text:p>Agree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percentage" office:value="0.5" table:formula="of:=([.E52]-[.F52]-[.G52])/[.E52]" table:style-name="ce2">
            <text:p>50.00%</text:p>
          </table:table-cell>
          <table:table-cell table:style-name="ce1"/>
          <table:table-cell office:value-type="float" office:value="0.875" table:formula="of:=MIN(([.E52]-[.F52]-[.G52]+[.M52])/[.E52];1)" table:style-name="ce1">
            <text:p>0.875</text:p>
          </table:table-cell>
          <table:table-cell office:value-type="float" office:value="7" table:formula="of:=[.J52]*[.E52]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[.H49]*[.E49]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53])" table:style-name="ce1">
            <text:p>0</text:p>
          </table:table-cell>
          <table:table-cell office:value-type="string" table:style-name="ce3">
            <text:p>fals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53]-[.F53]-[.G53])/[.E53]" table:style-name="ce2">
            <text:p>100.00%</text:p>
          </table:table-cell>
          <table:table-cell table:style-name="ce1"/>
          <table:table-cell office:value-type="float" office:value="1" table:formula="of:=MIN(([.E53]-[.F53]-[.G53]+[.M53])/[.E53];1)" table:style-name="ce1">
            <text:p>1</text:p>
          </table:table-cell>
          <table:table-cell office:value-type="float" office:value="5" table:formula="of:=[.J53]*[.E53]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[.H50]*[.E50]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54])" table:style-name="ce1">
            <text:p>15</text:p>
          </table:table-cell>
          <table:table-cell office:value-type="string" table:style-name="ce3">
            <text:p>fals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.6" table:formula="of:=([.E54]-[.F54]-[.G54])/[.E54]" table:style-name="ce2">
            <text:p>60.00%</text:p>
          </table:table-cell>
          <table:table-cell table:style-name="ce1"/>
          <table:table-cell office:value-type="float" office:value="0.6" table:formula="of:=MIN(([.E54]-[.F54]-[.G54]+[.M54])/[.E54];1)" table:style-name="ce1">
            <text:p>0.6</text:p>
          </table:table-cell>
          <table:table-cell office:value-type="float" office:value="3" table:formula="of:=[.J54]*[.E54]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[.H51]*[.E51]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55])" table:style-name="ce1">
            <text:p>30</text:p>
          </table:table-cell>
          <table:table-cell office:value-type="string" table:style-name="ce3">
            <text:p>fals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55]-[.F55]-[.G55])/[.E55]" table:style-name="ce2">
            <text:p>100.00%</text:p>
          </table:table-cell>
          <table:table-cell table:style-name="ce1"/>
          <table:table-cell office:value-type="float" office:value="1" table:formula="of:=MIN(([.E55]-[.F55]-[.G55]+[.M55])/[.E55];1)" table:style-name="ce1">
            <text:p>1</text:p>
          </table:table-cell>
          <table:table-cell office:value-type="float" office:value="5" table:formula="of:=[.J55]*[.E55]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H52]*[.E52]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56])" table:style-name="ce1">
            <text:p>0</text:p>
          </table:table-cell>
          <table:table-cell office:value-type="string" table:style-name="ce1">
            <text:p>sequences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56]-[.F56]-[.G56])/[.E56]" table:style-name="ce2">
            <text:p>100.00%</text:p>
          </table:table-cell>
          <table:table-cell table:style-name="ce1"/>
          <table:table-cell office:value-type="float" office:value="1" table:formula="of:=MIN(([.E56]-[.F56]-[.G56]+[.M56])/[.E56];1)" table:style-name="ce1">
            <text:p>1</text:p>
          </table:table-cell>
          <table:table-cell office:value-type="float" office:value="1" table:formula="of:=[.J56]*[.E56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H53]*[.E53]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57])" table:style-name="ce1">
            <text:p>15</text:p>
          </table:table-cell>
          <table:table-cell office:value-type="string" table:style-name="ce1">
            <text:p>sequences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" table:formula="of:=([.E57]-[.F57]-[.G57])/[.E57]" table:style-name="ce2">
            <text:p>0.00%</text:p>
          </table:table-cell>
          <table:table-cell table:style-name="ce1"/>
          <table:table-cell office:value-type="float" office:value="0" table:formula="of:=MIN(([.E57]-[.F57]-[.G57]+[.M57])/[.E57];1)" table:style-name="ce1">
            <text:p>0</text:p>
          </table:table-cell>
          <table:table-cell office:value-type="float" office:value="0" table:formula="of:=[.J57]*[.E57]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H54]*[.E54]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58])" table:style-name="ce1">
            <text:p>30</text:p>
          </table:table-cell>
          <table:table-cell office:value-type="string" table:style-name="ce1">
            <text:p>sequences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" table:formula="of:=([.E58]-[.F58]-[.G58])/[.E58]" table:style-name="ce2">
            <text:p>0.00%</text:p>
          </table:table-cell>
          <table:table-cell table:style-name="ce1"/>
          <table:table-cell office:value-type="float" office:value="0" table:formula="of:=MIN(([.E58]-[.F58]-[.G58]+[.M58])/[.E58];1)" table:style-name="ce1">
            <text:p>0</text:p>
          </table:table-cell>
          <table:table-cell office:value-type="float" office:value="0" table:formula="of:=[.J58]*[.E58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H55]*[.E55]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59])" table:style-name="ce1">
            <text:p>0</text:p>
          </table:table-cell>
          <table:table-cell office:value-type="string" table:style-name="ce1">
            <text:p>coupon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59]-[.F59]-[.G59])/[.E59]" table:style-name="ce2">
            <text:p>100.00%</text:p>
          </table:table-cell>
          <table:table-cell table:style-name="ce1"/>
          <table:table-cell office:value-type="float" office:value="1" table:formula="of:=MIN(([.E59]-[.F59]-[.G59]+[.M59])/[.E59];1)" table:style-name="ce1">
            <text:p>1</text:p>
          </table:table-cell>
          <table:table-cell office:value-type="float" office:value="2" table:formula="of:=[.J59]*[.E59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H56]*[.E56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60])" table:style-name="ce1">
            <text:p>15</text:p>
          </table:table-cell>
          <table:table-cell office:value-type="string" table:style-name="ce1">
            <text:p>coupon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60]-[.F60]-[.G60])/[.E60]" table:style-name="ce2">
            <text:p>100.00%</text:p>
          </table:table-cell>
          <table:table-cell table:style-name="ce1"/>
          <table:table-cell office:value-type="float" office:value="1" table:formula="of:=MIN(([.E60]-[.F60]-[.G60]+[.M60])/[.E60];1)" table:style-name="ce1">
            <text:p>1</text:p>
          </table:table-cell>
          <table:table-cell office:value-type="float" office:value="2" table:formula="of:=[.J60]*[.E60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H57]*[.E57]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61])" table:style-name="ce1">
            <text:p>30</text:p>
          </table:table-cell>
          <table:table-cell office:value-type="string" table:style-name="ce1">
            <text:p>coupon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61]-[.F61]-[.G61])/[.E61]" table:style-name="ce2">
            <text:p>100.00%</text:p>
          </table:table-cell>
          <table:table-cell table:style-name="ce1"/>
          <table:table-cell office:value-type="float" office:value="1" table:formula="of:=MIN(([.E61]-[.F61]-[.G61]+[.M61])/[.E61];1)" table:style-name="ce1">
            <text:p>1</text:p>
          </table:table-cell>
          <table:table-cell office:value-type="float" office:value="2" table:formula="of:=[.J61]*[.E61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H58]*[.E58]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62])" table:style-name="ce1">
            <text:p>0</text:p>
          </table:table-cell>
          <table:table-cell office:value-type="string" table:style-name="ce1">
            <text:p>process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percentage" office:value="0" table:formula="of:=([.E62]-[.F62]-[.G62])/[.E62]" table:style-name="ce2">
            <text:p>0.00%</text:p>
          </table:table-cell>
          <table:table-cell table:style-name="ce1"/>
          <table:table-cell office:value-type="float" office:value="0.33333333333333331" table:formula="of:=MIN(([.E62]-[.F62]-[.G62]+[.M62])/[.E62];1)" table:style-name="ce1">
            <text:p>0.333333333</text:p>
          </table:table-cell>
          <table:table-cell office:value-type="float" office:value="1" table:formula="of:=[.J62]*[.E62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59]*[.E59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63])" table:style-name="ce1">
            <text:p>15</text:p>
          </table:table-cell>
          <table:table-cell office:value-type="string" table:style-name="ce1">
            <text:p>process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.33333333333333331" table:formula="of:=([.E63]-[.F63]-[.G63])/[.E63]" table:style-name="ce2">
            <text:p>33.33%</text:p>
          </table:table-cell>
          <table:table-cell table:style-name="ce1"/>
          <table:table-cell office:value-type="float" office:value="0.66666666666666663" table:formula="of:=MIN(([.E63]-[.F63]-[.G63]+[.M63])/[.E63];1)" table:style-name="ce1">
            <text:p>0.666666667</text:p>
          </table:table-cell>
          <table:table-cell office:value-type="float" office:value="2" table:formula="of:=[.J63]*[.E63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60]*[.E60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64])" table:style-name="ce1">
            <text:p>30</text:p>
          </table:table-cell>
          <table:table-cell office:value-type="string" table:style-name="ce1">
            <text:p>process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.33333333333333331" table:formula="of:=([.E64]-[.F64]-[.G64])/[.E64]" table:style-name="ce2">
            <text:p>33.33%</text:p>
          </table:table-cell>
          <table:table-cell table:style-name="ce1"/>
          <table:table-cell office:value-type="float" office:value="0.66666666666666663" table:formula="of:=MIN(([.E64]-[.F64]-[.G64]+[.M64])/[.E64];1)" table:style-name="ce1">
            <text:p>0.666666667</text:p>
          </table:table-cell>
          <table:table-cell office:value-type="float" office:value="2" table:formula="of:=[.J64]*[.E64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61]*[.E61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65])" table:style-name="ce1">
            <text:p>0</text:p>
          </table:table-cell>
          <table:table-cell office:value-type="string" table:style-name="ce1">
            <text:p>they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65]-[.F65]-[.G65])/[.E65]" table:style-name="ce2">
            <text:p>100.00%</text:p>
          </table:table-cell>
          <table:table-cell table:style-name="ce1"/>
          <table:table-cell office:value-type="float" office:value="1" table:formula="of:=MIN(([.E65]-[.F65]-[.G65]+[.M65])/[.E65];1)" table:style-name="ce1">
            <text:p>1</text:p>
          </table:table-cell>
          <table:table-cell office:value-type="float" office:value="3" table:formula="of:=[.J65]*[.E65]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H62]*[.E62]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66])" table:style-name="ce1">
            <text:p>15</text:p>
          </table:table-cell>
          <table:table-cell office:value-type="string" table:style-name="ce1">
            <text:p>they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66666666666666663" table:formula="of:=([.E66]-[.F66]-[.G66])/[.E66]" table:style-name="ce2">
            <text:p>66.67%</text:p>
          </table:table-cell>
          <table:table-cell table:style-name="ce1"/>
          <table:table-cell office:value-type="float" office:value="0.66666666666666663" table:formula="of:=MIN(([.E66]-[.F66]-[.G66]+[.M66])/[.E66];1)" table:style-name="ce1">
            <text:p>0.666666667</text:p>
          </table:table-cell>
          <table:table-cell office:value-type="float" office:value="2" table:formula="of:=[.J66]*[.E66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63]*[.E63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67])" table:style-name="ce1">
            <text:p>30</text:p>
          </table:table-cell>
          <table:table-cell office:value-type="string" table:style-name="ce1">
            <text:p>they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67]-[.F67]-[.G67])/[.E67]" table:style-name="ce2">
            <text:p>100.00%</text:p>
          </table:table-cell>
          <table:table-cell table:style-name="ce1"/>
          <table:table-cell office:value-type="float" office:value="1" table:formula="of:=MIN(([.E67]-[.F67]-[.G67]+[.M67])/[.E67];1)" table:style-name="ce1">
            <text:p>1</text:p>
          </table:table-cell>
          <table:table-cell office:value-type="float" office:value="3" table:formula="of:=[.J67]*[.E67]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64]*[.E64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68])" table:style-name="ce1">
            <text:p>0</text:p>
          </table:table-cell>
          <table:table-cell office:value-type="string" table:style-name="ce1">
            <text:p>Honor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68]-[.F68]-[.G68])/[.E68]" table:style-name="ce2">
            <text:p>100.00%</text:p>
          </table:table-cell>
          <table:table-cell table:style-name="ce1"/>
          <table:table-cell office:value-type="float" office:value="1" table:formula="of:=MIN(([.E68]-[.F68]-[.G68]+[.M68])/[.E68];1)" table:style-name="ce1">
            <text:p>1</text:p>
          </table:table-cell>
          <table:table-cell office:value-type="float" office:value="2" table:formula="of:=[.J68]*[.E68]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H65]*[.E65]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69])" table:style-name="ce1">
            <text:p>15</text:p>
          </table:table-cell>
          <table:table-cell office:value-type="string" table:style-name="ce1">
            <text:p>Honor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69]-[.F69]-[.G69])/[.E69]" table:style-name="ce2">
            <text:p>100.00%</text:p>
          </table:table-cell>
          <table:table-cell table:style-name="ce1"/>
          <table:table-cell office:value-type="float" office:value="1" table:formula="of:=MIN(([.E69]-[.F69]-[.G69]+[.M69])/[.E69];1)" table:style-name="ce1">
            <text:p>1</text:p>
          </table:table-cell>
          <table:table-cell office:value-type="float" office:value="2" table:formula="of:=[.J69]*[.E69]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66]*[.E66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70])" table:style-name="ce1">
            <text:p>30</text:p>
          </table:table-cell>
          <table:table-cell office:value-type="string" table:style-name="ce1">
            <text:p>Honor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70]-[.F70]-[.G70])/[.E70]" table:style-name="ce2">
            <text:p>100.00%</text:p>
          </table:table-cell>
          <table:table-cell table:style-name="ce1"/>
          <table:table-cell office:value-type="float" office:value="1" table:formula="of:=MIN(([.E70]-[.F70]-[.G70]+[.M70])/[.E70];1)" table:style-name="ce1">
            <text:p>1</text:p>
          </table:table-cell>
          <table:table-cell office:value-type="float" office:value="2" table:formula="of:=[.J70]*[.E70]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H67]*[.E67]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71])" table:style-name="ce1">
            <text:p>0</text:p>
          </table:table-cell>
          <table:table-cell office:value-type="string" table:style-name="ce1">
            <text:p>algebra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percentage" office:value="0.4" table:formula="of:=([.E71]-[.F71]-[.G71])/[.E71]" table:style-name="ce2">
            <text:p>40.00%</text:p>
          </table:table-cell>
          <table:table-cell table:style-name="ce1"/>
          <table:table-cell office:value-type="float" office:value="0.6" table:formula="of:=MIN(([.E71]-[.F71]-[.G71]+[.M71])/[.E71];1)" table:style-name="ce1">
            <text:p>0.6</text:p>
          </table:table-cell>
          <table:table-cell office:value-type="float" office:value="3" table:formula="of:=[.J71]*[.E71]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68]*[.E68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72])" table:style-name="ce1">
            <text:p>15</text:p>
          </table:table-cell>
          <table:table-cell office:value-type="string" table:style-name="ce1">
            <text:p>algebra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72]-[.F72]-[.G72])/[.E72]" table:style-name="ce2">
            <text:p>100.00%</text:p>
          </table:table-cell>
          <table:table-cell table:style-name="ce1"/>
          <table:table-cell office:value-type="float" office:value="1" table:formula="of:=MIN(([.E72]-[.F72]-[.G72]+[.M72])/[.E72];1)" table:style-name="ce1">
            <text:p>1</text:p>
          </table:table-cell>
          <table:table-cell office:value-type="float" office:value="5" table:formula="of:=[.J72]*[.E72]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69]*[.E69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73])" table:style-name="ce1">
            <text:p>30</text:p>
          </table:table-cell>
          <table:table-cell office:value-type="string" table:style-name="ce1">
            <text:p>algebra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8" table:formula="of:=([.E73]-[.F73]-[.G73])/[.E73]" table:style-name="ce2">
            <text:p>80.00%</text:p>
          </table:table-cell>
          <table:table-cell table:style-name="ce1"/>
          <table:table-cell office:value-type="float" office:value="1" table:formula="of:=MIN(([.E73]-[.F73]-[.G73]+[.M73])/[.E73];1)" table:style-name="ce1">
            <text:p>1</text:p>
          </table:table-cell>
          <table:table-cell office:value-type="float" office:value="5" table:formula="of:=[.J73]*[.E73]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70]*[.E70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74])" table:style-name="ce1">
            <text:p>0</text:p>
          </table:table-cell>
          <table:table-cell office:value-type="string" table:style-name="ce1">
            <text:p>multiple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74]-[.F74]-[.G74])/[.E74]" table:style-name="ce2">
            <text:p>100.00%</text:p>
          </table:table-cell>
          <table:table-cell table:style-name="ce1"/>
          <table:table-cell office:value-type="float" office:value="1" table:formula="of:=MIN(([.E74]-[.F74]-[.G74]+[.M74])/[.E74];1)" table:style-name="ce1">
            <text:p>1</text:p>
          </table:table-cell>
          <table:table-cell office:value-type="float" office:value="2" table:formula="of:=[.J74]*[.E74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71]*[.E71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75])" table:style-name="ce1">
            <text:p>15</text:p>
          </table:table-cell>
          <table:table-cell office:value-type="string" table:style-name="ce1">
            <text:p>multiple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75]-[.F75]-[.G75])/[.E75]" table:style-name="ce2">
            <text:p>100.00%</text:p>
          </table:table-cell>
          <table:table-cell table:style-name="ce1"/>
          <table:table-cell office:value-type="float" office:value="1" table:formula="of:=MIN(([.E75]-[.F75]-[.G75]+[.M75])/[.E75];1)" table:style-name="ce1">
            <text:p>1</text:p>
          </table:table-cell>
          <table:table-cell office:value-type="float" office:value="2" table:formula="of:=[.J75]*[.E75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H72]*[.E72]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76])" table:style-name="ce1">
            <text:p>30</text:p>
          </table:table-cell>
          <table:table-cell office:value-type="string" table:style-name="ce1">
            <text:p>multiple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76]-[.F76]-[.G76])/[.E76]" table:style-name="ce2">
            <text:p>100.00%</text:p>
          </table:table-cell>
          <table:table-cell table:style-name="ce1"/>
          <table:table-cell office:value-type="float" office:value="1" table:formula="of:=MIN(([.E76]-[.F76]-[.G76]+[.M76])/[.E76];1)" table:style-name="ce1">
            <text:p>1</text:p>
          </table:table-cell>
          <table:table-cell office:value-type="float" office:value="2" table:formula="of:=[.J76]*[.E76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H73]*[.E73]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77])" table:style-name="ce1">
            <text:p>0</text:p>
          </table:table-cell>
          <table:table-cell office:value-type="string" table:style-name="ce1">
            <text:p>combination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66666666666666663" table:formula="of:=([.E77]-[.F77]-[.G77])/[.E77]" table:style-name="ce2">
            <text:p>66.67%</text:p>
          </table:table-cell>
          <table:table-cell table:style-name="ce1"/>
          <table:table-cell office:value-type="float" office:value="0.66666666666666663" table:formula="of:=MIN(([.E77]-[.F77]-[.G77]+[.M77])/[.E77];1)" table:style-name="ce1">
            <text:p>0.666666667</text:p>
          </table:table-cell>
          <table:table-cell office:value-type="float" office:value="2" table:formula="of:=[.J77]*[.E77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74]*[.E74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78])" table:style-name="ce1">
            <text:p>15</text:p>
          </table:table-cell>
          <table:table-cell office:value-type="string" table:style-name="ce1">
            <text:p>combination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66666666666666663" table:formula="of:=([.E78]-[.F78]-[.G78])/[.E78]" table:style-name="ce2">
            <text:p>66.67%</text:p>
          </table:table-cell>
          <table:table-cell table:style-name="ce1"/>
          <table:table-cell office:value-type="float" office:value="0.66666666666666663" table:formula="of:=MIN(([.E78]-[.F78]-[.G78]+[.M78])/[.E78];1)" table:style-name="ce1">
            <text:p>0.666666667</text:p>
          </table:table-cell>
          <table:table-cell office:value-type="float" office:value="2" table:formula="of:=[.J78]*[.E78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75]*[.E75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79])" table:style-name="ce1">
            <text:p>30</text:p>
          </table:table-cell>
          <table:table-cell office:value-type="string" table:style-name="ce1">
            <text:p>combination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66666666666666663" table:formula="of:=([.E79]-[.F79]-[.G79])/[.E79]" table:style-name="ce2">
            <text:p>66.67%</text:p>
          </table:table-cell>
          <table:table-cell table:style-name="ce1"/>
          <table:table-cell office:value-type="float" office:value="0.66666666666666663" table:formula="of:=MIN(([.E79]-[.F79]-[.G79]+[.M79])/[.E79];1)" table:style-name="ce1">
            <text:p>0.666666667</text:p>
          </table:table-cell>
          <table:table-cell office:value-type="float" office:value="2" table:formula="of:=[.J79]*[.E79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76]*[.E76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80])" table:style-name="ce1">
            <text:p>0</text:p>
          </table:table-cell>
          <table:table-cell office:value-type="string" table:style-name="ce1">
            <text:p>independent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80]-[.F80]-[.G80])/[.E80]" table:style-name="ce2">
            <text:p>100.00%</text:p>
          </table:table-cell>
          <table:table-cell table:style-name="ce1"/>
          <table:table-cell office:value-type="float" office:value="1" table:formula="of:=MIN(([.E80]-[.F80]-[.G80]+[.M80])/[.E80];1)" table:style-name="ce1">
            <text:p>1</text:p>
          </table:table-cell>
          <table:table-cell office:value-type="float" office:value="2" table:formula="of:=[.J80]*[.E80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77]*[.E77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81])" table:style-name="ce1">
            <text:p>15</text:p>
          </table:table-cell>
          <table:table-cell office:value-type="string" table:style-name="ce1">
            <text:p>independent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81]-[.F81]-[.G81])/[.E81]" table:style-name="ce2">
            <text:p>100.00%</text:p>
          </table:table-cell>
          <table:table-cell table:style-name="ce1"/>
          <table:table-cell office:value-type="float" office:value="1" table:formula="of:=MIN(([.E81]-[.F81]-[.G81]+[.M81])/[.E81];1)" table:style-name="ce1">
            <text:p>1</text:p>
          </table:table-cell>
          <table:table-cell office:value-type="float" office:value="2" table:formula="of:=[.J81]*[.E81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78]*[.E78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82])" table:style-name="ce1">
            <text:p>30</text:p>
          </table:table-cell>
          <table:table-cell office:value-type="string" table:style-name="ce1">
            <text:p>independent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" table:formula="of:=([.E82]-[.F82]-[.G82])/[.E82]" table:style-name="ce2">
            <text:p>0.00%</text:p>
          </table:table-cell>
          <table:table-cell table:style-name="ce1"/>
          <table:table-cell office:value-type="float" office:value="0" table:formula="of:=MIN(([.E82]-[.F82]-[.G82]+[.M82])/[.E82];1)" table:style-name="ce1">
            <text:p>0</text:p>
          </table:table-cell>
          <table:table-cell office:value-type="float" office:value="0" table:formula="of:=[.J82]*[.E82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79]*[.E79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83])" table:style-name="ce1">
            <text:p>0</text:p>
          </table:table-cell>
          <table:table-cell office:value-type="string" table:style-name="ce1">
            <text:p>hyperplane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.5" table:formula="of:=([.E83]-[.F83]-[.G83])/[.E83]" table:style-name="ce2">
            <text:p>50.00%</text:p>
          </table:table-cell>
          <table:table-cell table:style-name="ce1"/>
          <table:table-cell office:value-type="float" office:value="0.75" table:formula="of:=MIN(([.E83]-[.F83]-[.G83]+[.M83])/[.E83];1)" table:style-name="ce1">
            <text:p>0.75</text:p>
          </table:table-cell>
          <table:table-cell office:value-type="float" office:value="3" table:formula="of:=[.J83]*[.E83]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80]*[.E80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84])" table:style-name="ce1">
            <text:p>15</text:p>
          </table:table-cell>
          <table:table-cell office:value-type="string" table:style-name="ce1">
            <text:p>hyperplane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percentage" office:value="0.25" table:formula="of:=([.E84]-[.F84]-[.G84])/[.E84]" table:style-name="ce2">
            <text:p>25.00%</text:p>
          </table:table-cell>
          <table:table-cell table:style-name="ce1"/>
          <table:table-cell office:value-type="float" office:value="0.5" table:formula="of:=MIN(([.E84]-[.F84]-[.G84]+[.M84])/[.E84];1)" table:style-name="ce1">
            <text:p>0.5</text:p>
          </table:table-cell>
          <table:table-cell office:value-type="float" office:value="2" table:formula="of:=[.J84]*[.E84]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81]*[.E81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85])" table:style-name="ce1">
            <text:p>30</text:p>
          </table:table-cell>
          <table:table-cell office:value-type="string" table:style-name="ce1">
            <text:p>hyperplane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.5" table:formula="of:=([.E85]-[.F85]-[.G85])/[.E85]" table:style-name="ce2">
            <text:p>50.00%</text:p>
          </table:table-cell>
          <table:table-cell table:style-name="ce1"/>
          <table:table-cell office:value-type="float" office:value="0.5" table:formula="of:=MIN(([.E85]-[.F85]-[.G85]+[.M85])/[.E85];1)" table:style-name="ce1">
            <text:p>0.5</text:p>
          </table:table-cell>
          <table:table-cell office:value-type="float" office:value="2" table:formula="of:=[.J85]*[.E85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H82]*[.E82]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86])" table:style-name="ce1">
            <text:p>0</text:p>
          </table:table-cell>
          <table:table-cell office:value-type="string" table:style-name="ce1">
            <text:p>portfolio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66666666666666663" table:formula="of:=([.E86]-[.F86]-[.G86])/[.E86]" table:style-name="ce2">
            <text:p>66.67%</text:p>
          </table:table-cell>
          <table:table-cell table:style-name="ce1"/>
          <table:table-cell office:value-type="float" office:value="1" table:formula="of:=MIN(([.E86]-[.F86]-[.G86]+[.M86])/[.E86];1)" table:style-name="ce1">
            <text:p>1</text:p>
          </table:table-cell>
          <table:table-cell office:value-type="float" office:value="3" table:formula="of:=[.J86]*[.E86]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H83]*[.E83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87])" table:style-name="ce1">
            <text:p>15</text:p>
          </table:table-cell>
          <table:table-cell office:value-type="string" table:style-name="ce1">
            <text:p>portfolio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87]-[.F87]-[.G87])/[.E87]" table:style-name="ce2">
            <text:p>100.00%</text:p>
          </table:table-cell>
          <table:table-cell table:style-name="ce1"/>
          <table:table-cell office:value-type="float" office:value="1" table:formula="of:=MIN(([.E87]-[.F87]-[.G87]+[.M87])/[.E87];1)" table:style-name="ce1">
            <text:p>1</text:p>
          </table:table-cell>
          <table:table-cell office:value-type="float" office:value="2" table:formula="of:=[.J87]*[.E87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H84]*[.E84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88])" table:style-name="ce1">
            <text:p>30</text:p>
          </table:table-cell>
          <table:table-cell office:value-type="string" table:style-name="ce1">
            <text:p>portfolio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percentage" office:value="0.14285714285714285" table:formula="of:=([.E88]-[.F88]-[.G88])/[.E88]" table:style-name="ce2">
            <text:p>14.29%</text:p>
          </table:table-cell>
          <table:table-cell table:style-name="ce1"/>
          <table:table-cell office:value-type="float" office:value="0.14285714285714285" table:formula="of:=MIN(([.E88]-[.F88]-[.G88]+[.M88])/[.E88];1)" table:style-name="ce1">
            <text:p>0.142857143</text:p>
          </table:table-cell>
          <table:table-cell office:value-type="float" office:value="1" table:formula="of:=[.J88]*[.E88]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85]*[.E85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92])" table:style-name="ce1">
            <text:p>0</text:p>
          </table:table-cell>
          <table:table-cell office:value-type="string" table:style-name="ce1">
            <text:p>arbitrage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.33333333333333331" table:formula="of:=([.E89]-[.F89]-[.G89])/[.E89]" table:style-name="ce2">
            <text:p>33.33%</text:p>
          </table:table-cell>
          <table:table-cell table:style-name="ce1"/>
          <table:table-cell office:value-type="float" office:value="1" table:formula="of:=MIN(([.E89]-[.F89]-[.G89]+[.M89])/[.E89];1)" table:style-name="ce1">
            <text:p>1</text:p>
          </table:table-cell>
          <table:table-cell office:value-type="float" office:value="1" table:formula="of:=[Sheet2.J8]*[Sheet2.E8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H86]*[.E86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formula="of:=ABS([.A93])" table:style-name="ce1">
            <text:p>15</text:p>
          </table:table-cell>
          <table:table-cell office:value-type="string" table:style-name="ce1">
            <text:p>arbitrage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.33333333333333331" table:formula="of:=([.E90]-[.F90]-[.G90])/[.E90]" table:style-name="ce2">
            <text:p>33.33%</text:p>
          </table:table-cell>
          <table:table-cell table:style-name="ce1"/>
          <table:table-cell office:value-type="float" office:value="0.33333333333333331" table:formula="of:=MIN(([.E90]-[.F90]-[.G90]+[.M90])/[.E90];1)" table:style-name="ce1">
            <text:p>0.333333333</text:p>
          </table:table-cell>
          <table:table-cell office:value-type="float" office:value="1" table:formula="of:=[Sheet2.J9]*[Sheet2.E9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87]*[.E87]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formula="of:=ABS([.A94])" table:style-name="ce1">
            <text:p>30</text:p>
          </table:table-cell>
          <table:table-cell office:value-type="string" table:style-name="ce1">
            <text:p>arbitrage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66666666666666663" table:formula="of:=([.E91]-[.F91]-[.G91])/[.E91]" table:style-name="ce2">
            <text:p>66.67%</text:p>
          </table:table-cell>
          <table:table-cell table:style-name="ce1"/>
          <table:table-cell office:value-type="float" office:value="1" table:formula="of:=MIN(([.E91]-[.F91]-[.G91]+[.M91])/[.E91];1)" table:style-name="ce1">
            <text:p>1</text:p>
          </table:table-cell>
          <table:table-cell office:value-type="float" office:value="1" table:formula="of:=[Sheet2.J10]*[Sheet2.E10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H88]*[.E88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95])" table:style-name="ce1">
            <text:p>0</text:p>
          </table:table-cell>
          <table:table-cell office:value-type="string" table:style-name="ce1">
            <text:p>but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92]-[.F92]-[.G92])/[.E92]" table:style-name="ce2">
            <text:p>100.00%</text:p>
          </table:table-cell>
          <table:table-cell table:style-name="ce1"/>
          <table:table-cell office:value-type="float" office:value="1" table:formula="of:=MIN(([.E92]-[.F92]-[.G92]+[.M92])/[.E92];1)" table:style-name="ce1">
            <text:p>1</text:p>
          </table:table-cell>
          <table:table-cell office:value-type="float" office:value="3" table:formula="of:=[.J89]*[.E89]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Sheet2.H8]*[Sheet2.E8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96])" table:style-name="ce1">
            <text:p>15</text:p>
          </table:table-cell>
          <table:table-cell office:value-type="string" table:style-name="ce1">
            <text:p>but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of:=([.E93]-[.F93]-[.G93])/[.E93]" table:style-name="ce2">
            <text:p>0.00%</text:p>
          </table:table-cell>
          <table:table-cell table:style-name="ce1"/>
          <table:table-cell office:value-type="float" office:value="0" table:formula="of:=MIN(([.E93]-[.F93]-[.G93]+[.M93])/[.E93];1)" table:style-name="ce1">
            <text:p>0</text:p>
          </table:table-cell>
          <table:table-cell office:value-type="float" office:value="1" table:formula="of:=[.J90]*[.E90]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Sheet2.H9]*[Sheet2.E9]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97])" table:style-name="ce1">
            <text:p>30</text:p>
          </table:table-cell>
          <table:table-cell office:value-type="string" table:style-name="ce1">
            <text:p>but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([.E94]-[.F94]-[.G94])/[.E94]" table:style-name="ce2">
            <text:p>100.00%</text:p>
          </table:table-cell>
          <table:table-cell table:style-name="ce1"/>
          <table:table-cell office:value-type="float" office:value="1" table:formula="of:=MIN(([.E94]-[.F94]-[.G94]+[.M94])/[.E94];1)" table:style-name="ce1">
            <text:p>1</text:p>
          </table:table-cell>
          <table:table-cell office:value-type="float" office:value="3" table:formula="of:=[.J91]*[.E91]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Sheet2.H10]*[Sheet2.E10]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percentage" office:value="0.76916282642089084" table:formula="of:=AVERAGE([.H2:.H94])" table:style-name="ce2">
            <text:p>76.92%</text:p>
          </table:table-cell>
          <table:table-cell table:style-name="ce1"/>
          <table:table-cell office:value-type="float" office:value="0.83573988735279059" table:formula="of:=AVERAGE([.J2:.J94])" table:style-name="ce1">
            <text:p>0.835739887</text:p>
          </table:table-cell>
          <table:table-cell office:value-type="float" office:value="2" table:formula="of:=[.J92]*[.E92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89]*[.E89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9" table:style-name="ce1"/>
          <table:table-cell office:value-type="float" office:value="0" table:formula="of:=[.J93]*[.E93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H90]*[.E90]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9" table:style-name="ce1"/>
          <table:table-cell office:value-type="float" office:value="2" table:formula="of:=[.J94]*[.E94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91]*[.E91]" table:style-name="ce1">
            <text:p>2</text:p>
          </table:table-cell>
          <table:table-cell table:number-columns-repeated="16370"/>
        </table:table-row>
        <table:table-row table:style-name="ro1">
          <table:table-cell table:number-columns-repeated="10" table:style-name="ce1"/>
          <table:table-cell office:value-type="float" office:value="0.86" table:formula="of:=SUM([.K2:.K97])/SUM([.E2:.E94])" table:style-name="ce1">
            <text:p>0.8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92]*[.E92]" table:style-name="ce1">
            <text:p>2</text:p>
          </table:table-cell>
          <table:table-cell table:number-columns-repeated="16370"/>
        </table:table-row>
        <table:table-row table:style-name="ro1"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H93]*[.E93]" table:style-name="ce1">
            <text:p>0</text:p>
          </table:table-cell>
          <table:table-cell table:number-columns-repeated="16370"/>
        </table:table-row>
        <table:table-row table:style-name="ro1">
          <table:table-cell table:number-columns-repeated="11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H94]*[.E94]" table:style-name="ce1">
            <text:p>2</text:p>
          </table:table-cell>
          <table:table-cell table:number-columns-repeated="16370"/>
        </table:table-row>
        <table:table-row table:style-name="ro1">
          <table:table-cell table:number-columns-repeated="13" table:style-name="ce1"/>
          <table:table-cell office:value-type="float" office:value="0.78666666666666663" table:formula="of:=SUM([.N2:.N100]) / SUM([.E2:.E94])" table:style-name="ce1">
            <text:p>0.786666667</text:p>
          </table:table-cell>
          <table:table-cell table:number-columns-repeated="16370"/>
        </table:table-row>
        <table:table-row table:number-rows-repeated="1048475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11" table:number-columns-repeated="16383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ABS([.A1])" table:style-name="ce1">
            <text:p>0</text:p>
          </table:table-cell>
          <table:table-cell office:value-type="string" table:style-name="ce1">
            <text:p>is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percentage" office:value="0.2" table:formula="of:=([.E1]-[.F1]-[.G1])/[.E1]" table:style-name="ce2">
            <text:p>20.00%</text:p>
          </table:table-cell>
          <table:table-cell table:number-columns-repeated="16376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5" table:formula="of:=ABS([.A2])" table:style-name="ce1">
            <text:p>15</text:p>
          </table:table-cell>
          <table:table-cell office:value-type="string" table:style-name="ce1">
            <text:p>is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percentage" office:value="0" table:formula="of:=([.E2]-[.F2]-[.G2])/[.E2]" table:style-name="ce2">
            <text:p>0.00%</text:p>
          </table:table-cell>
          <table:table-cell office:value-type="string" table:style-name="ce1">
            <text:p>test291</text:p>
          </table:table-cell>
          <table:table-cell office:value-type="string" table:style-name="ce1">
            <text:p>reason: should de-skew, but not</text:p>
          </table:table-cell>
          <table:table-cell table:number-columns-repeated="16374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0" table:formula="of:=ABS([.A3])" table:style-name="ce1">
            <text:p>30</text:p>
          </table:table-cell>
          <table:table-cell office:value-type="string" table:style-name="ce1">
            <text:p>is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percentage" office:value="0" table:formula="of:=([.E3]-[.F3]-[.G3])/[.E3]" table:style-name="ce2">
            <text:p>0.00%</text:p>
          </table:table-cell>
          <table:table-cell office:value-type="string" table:style-name="ce1">
            <text:p>test424</text:p>
          </table:table-cell>
          <table:table-cell office:value-type="string" table:style-name="ce1">
            <text:p>reason: is's I, and line-space</text:p>
          </table:table-cell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0" table:formula="of:=ABS([Sheet1.A89])" table:style-name="ce1">
            <text:p>0</text:p>
          </table:table-cell>
          <table:table-cell office:value-type="string" table:style-name="ce1">
            <text:p>i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percentage" office:value="0.5" table:formula="of:=([.E8]-[.F8]-[.G8])/[.E8]" table:style-name="ce2">
            <text:p>50.00%</text:p>
          </table:table-cell>
          <table:table-cell table:style-name="ce1"/>
          <table:table-cell office:value-type="float" office:value="0.5" table:formula="of:=MIN(([.E8]-[.F8]-[.G8]+[Sheet1.L89])/[.E8];1)" table:style-name="ce1">
            <text:p>0.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5" table:formula="of:=ABS([Sheet1.A90])" table:style-name="ce1">
            <text:p>15</text:p>
          </table:table-cell>
          <table:table-cell office:value-type="string" table:style-name="ce1">
            <text:p>i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" table:formula="of:=([.E9]-[.F9]-[.G9])/[.E9]" table:style-name="ce2">
            <text:p>0.00%</text:p>
          </table:table-cell>
          <table:table-cell table:style-name="ce1"/>
          <table:table-cell office:value-type="float" office:value="0.5" table:formula="of:=MIN(([.E9]-[.F9]-[.G9]+[Sheet1.L90])/[.E9];1)" table:style-name="ce1">
            <text:p>0.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0" table:formula="of:=ABS([Sheet1.A91])" table:style-name="ce1">
            <text:p>30</text:p>
          </table:table-cell>
          <table:table-cell office:value-type="string" table:style-name="ce1">
            <text:p>i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percentage" office:value="0" table:formula="of:=([.E10]-[.F10]-[.G10])/[.E10]" table:style-name="ce2">
            <text:p>0.00%</text:p>
          </table:table-cell>
          <table:table-cell table:style-name="ce1"/>
          <table:table-cell office:value-type="float" office:value="0.5" table:formula="of:=MIN(([.E10]-[.F10]-[.G10]+[Sheet1.L91])/[.E10];1)" table:style-name="ce1">
            <text:p>0.5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yang zhao</dc:creator>
    <meta:creation-date>2009-04-16T11:32:48Z</meta:creation-date>
    <dc:date>2013-06-04T21:11:38Z</dc:date>
    <meta:editing-cycles>59</meta:editing-cycles>
    <meta:editing-duration>PT15150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5199212598425pt" svg:width="453.3983464566929pt" chart:style-name="Crt0">
        <chart:title chart:style-name="CT00">
          <text:p text:style-name="a0" text:class-names="" text:cond-style-name="">Accuracy By Keyword Length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ccura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eyword Length</text:p>
            </chart:title>
            <chart:categories table:cell-range-address="Sheet1.$O$3:.$O$14"/>
          </chart:axis>
          <chart:series chart:values-cell-range-address="Sheet1.$P$3:.$P$14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903937007874pt" svg:width="453.3983464566929pt" chart:style-name="Crt0">
        <chart:title chart:style-name="CT00">
          <text:p text:style-name="a0" text:class-names="" text:cond-style-name="">Accuracy By Tilt Angl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ccura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lt Angle (degree)</text:p>
            </chart:title>
            <chart:categories table:cell-range-address="Sheet1.$O$17:.$O$19"/>
          </chart:axis>
          <chart:series chart:values-cell-range-address="Sheet1.$P$17:.$P$19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